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5" style:parent-style-name="Standard" style:family="paragraph">
      <style:paragraph-properties fo:text-align="center"/>
    </style:style>
    <style:style style:name="T6" style:parent-style-name="Policepardéfaut" style:family="text">
      <style:text-properties fo:font-size="13pt" style:font-size-asian="13pt" style:font-size-complex="13pt"/>
    </style:style>
    <style:style style:name="T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8" style:parent-style-name="Policepardéfaut" style:family="text">
      <style:text-properties fo:font-size="13pt" style:font-size-asian="13pt" style:font-size-complex="13pt"/>
    </style:style>
    <style:style style:name="T9" style:parent-style-name="Policepardéfaut" style:family="text">
      <style:text-properties fo:font-size="13pt" style:font-size-asian="13pt" style:font-size-complex="13pt"/>
    </style:style>
    <style:style style:name="P10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paragraph-properties fo:text-align="justify"/>
    </style:style>
    <style:style style:name="T15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paragraph-properties fo:text-align="justify"/>
      <style:text-properties fo:font-size="13pt" style:font-size-asian="13pt" style:font-size-complex="13pt"/>
    </style:style>
    <style:style style:name="P17" style:parent-style-name="Standard" style:list-style-name="LFO1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list-style-name="LFO1" style:family="paragraph">
      <style:paragraph-properties fo:text-align="justify"/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1" style:parent-style-name="Policepardéfaut" style:family="text">
      <style:text-properties fo:font-size="13pt" style:font-size-asian="13pt" style:font-size-complex="13pt"/>
    </style:style>
    <style:style style:name="T22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23" style:parent-style-name="Policepardéfaut" style:family="text">
      <style:text-properties fo:font-size="13pt" style:font-size-asian="13pt" style:font-size-complex="13pt"/>
    </style:style>
    <style:style style:name="T24" style:parent-style-name="Policepardéfaut" style:family="text">
      <style:text-properties fo:font-weight="bold" style:font-weight-asian="bold" fo:font-size="13pt" style:font-size-asian="13pt" style:font-size-complex="13pt"/>
    </style:style>
    <style:style style:name="T25" style:parent-style-name="Policepardéfaut" style:family="text">
      <style:text-properties fo:font-size="13pt" style:font-size-asian="13pt" style:font-size-complex="13pt"/>
    </style:style>
    <style:style style:name="T26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29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30" style:parent-style-name="Standard" style:list-style-name="LFO2" style:family="paragraph">
      <style:paragraph-properties fo:text-align="justify"/>
    </style:style>
    <style:style style:name="T31" style:parent-style-name="Policepardéfaut" style:family="text">
      <style:text-properties fo:font-size="13pt" style:font-size-asian="13pt" style:font-size-complex="13pt"/>
    </style:style>
    <style:style style:name="T32" style:parent-style-name="Policepardéfaut" style:family="text">
      <style:text-properties fo:font-weight="bold" style:font-weight-asian="bold" fo:font-size="13pt" style:font-size-asian="13pt" style:font-size-complex="13pt"/>
    </style:style>
    <style:style style:name="P33" style:parent-style-name="Standard" style:list-style-name="LFO2" style:family="paragraph">
      <style:paragraph-properties fo:text-align="justify"/>
    </style:style>
    <style:style style:name="T34" style:parent-style-name="Policepardéfaut" style:family="text">
      <style:text-properties fo:font-size="13pt" style:font-size-asian="13pt" style:font-size-complex="13pt"/>
    </style:style>
    <style:style style:name="T35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list-style-name="LFO2" style:family="paragraph">
      <style:paragraph-properties fo:text-align="justify"/>
    </style:style>
    <style:style style:name="T37" style:parent-style-name="Policepardéfaut" style:family="text">
      <style:text-properties fo:font-size="13pt" style:font-size-asian="13pt" style:font-size-complex="13pt"/>
    </style:style>
    <style:style style:name="T38" style:parent-style-name="Policepardéfaut" style:family="text">
      <style:text-properties fo:font-size="13pt" style:font-size-asian="13pt" style:font-size-complex="13pt"/>
    </style:style>
    <style:style style:name="T3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0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41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45" style:parent-style-name="Standard" style:list-style-name="LFO3" style:family="paragraph">
      <style:paragraph-properties fo:text-align="justify"/>
      <style:text-properties fo:font-size="13pt" style:font-size-asian="13pt" style:font-size-complex="13pt"/>
    </style:style>
    <style:style style:name="P46" style:parent-style-name="Standard" style:list-style-name="LFO4" style:family="paragraph">
      <style:paragraph-properties fo:text-align="justify" fo:margin-left="0.5909in" fo:text-indent="0.1965in">
        <style:tab-stops/>
      </style:paragraph-properties>
      <style:text-properties fo:font-size="13pt" style:font-size-asian="13pt" style:font-size-complex="13pt"/>
    </style:style>
    <style:style style:name="P47" style:parent-style-name="Standard" style:list-style-name="LFO5" style:family="paragraph">
      <style:paragraph-properties fo:text-align="justify"/>
      <style:text-properties fo:font-size="13pt" style:font-size-asian="13pt" style:font-size-complex="13pt"/>
    </style:style>
    <style:style style:name="P48" style:parent-style-name="Standard" style:list-style-name="LFO5" style:family="paragraph">
      <style:paragraph-properties fo:text-align="justify" fo:text-indent="-0.2125in"/>
      <style:text-properties fo:font-size="13pt" style:font-size-asian="13pt" style:font-size-complex="13pt"/>
    </style:style>
    <style:style style:name="P49" style:parent-style-name="Standard" style:list-style-name="LFO5" style:family="paragraph">
      <style:paragraph-properties fo:text-align="justify"/>
      <style:text-properties fo:font-size="13pt" style:font-size-asian="13pt" style:font-size-complex="13pt"/>
    </style:style>
    <style:style style:name="P50" style:parent-style-name="Standard" style:list-style-name="LFO6" style:family="paragraph">
      <style:paragraph-properties fo:text-align="justify" fo:margin-left="0.5909in" fo:text-indent="0.1965in">
        <style:tab-stops/>
      </style:paragraph-properties>
      <style:text-properties fo:font-size="13pt" style:font-size-asian="13pt" style:font-size-complex="13pt"/>
    </style:style>
    <style:style style:name="P51" style:parent-style-name="Standard" style:list-style-name="LFO7" style:family="paragraph">
      <style:paragraph-properties fo:text-align="justify"/>
      <style:text-properties fo:font-size="13pt" style:font-size-asian="13pt" style:font-size-complex="13pt"/>
    </style:style>
    <style:style style:name="P52" style:parent-style-name="Standard" style:list-style-name="LFO8" style:family="paragraph">
      <style:paragraph-properties fo:text-align="justify" fo:margin-left="0.5909in" fo:text-indent="0.1965in">
        <style:tab-stops/>
      </style:paragraph-properties>
      <style:text-properties fo:font-size="13pt" style:font-size-asian="13pt" style:font-size-complex="13pt"/>
    </style:style>
    <style:style style:name="P53" style:parent-style-name="Standard" style:list-style-name="LFO9" style:family="paragraph">
      <style:paragraph-properties fo:text-align="justify"/>
      <style:text-properties fo:font-size="13pt" style:font-size-asian="13pt" style:font-size-complex="13pt"/>
    </style:style>
    <style:style style:name="P54" style:parent-style-name="Standard" style:list-style-name="LFO10" style:family="paragraph">
      <style:paragraph-properties fo:text-align="justify" fo:margin-left="0.5909in" fo:text-indent="0.1965in">
        <style:tab-stops/>
      </style:paragraph-properties>
      <style:text-properties fo:font-size="13pt" style:font-size-asian="13pt" style:font-size-complex="13pt"/>
    </style:style>
    <style:style style:name="P55" style:parent-style-name="Standard" style:family="paragraph">
      <style:paragraph-properties fo:text-align="justify" fo:margin-left="0.5118in" fo:text-indent="-0.5118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56" style:parent-style-name="Standard" style:family="paragraph">
      <style:paragraph-properties fo:text-align="justify" fo:margin-left="0.5118in" fo:text-indent="-0.5118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57" style:parent-style-name="Standard" style:list-style-name="LFO11" style:family="paragraph">
      <style:paragraph-properties fo:text-align="justify" fo:margin-left="0.5118in" fo:text-indent="-0.2361in">
        <style:tab-stops/>
      </style:paragraph-properties>
      <style:text-properties fo:font-size="13pt" style:font-size-asian="13pt" style:font-size-complex="13pt"/>
    </style:style>
    <style:style style:name="P58" style:parent-style-name="Standard" style:list-style-name="LFO11" style:family="paragraph">
      <style:paragraph-properties fo:text-align="justify" fo:margin-left="0.5118in" fo:text-indent="-0.2361in">
        <style:tab-stops/>
      </style:paragraph-properties>
      <style:text-properties fo:font-size="13pt" style:font-size-asian="13pt" style:font-size-complex="13pt"/>
    </style:style>
    <style:style style:name="P59" style:parent-style-name="Standard" style:list-style-name="LFO12" style:family="paragraph">
      <style:paragraph-properties fo:text-align="justify" fo:margin-left="0.5118in" fo:text-indent="0.1965in">
        <style:tab-stops/>
      </style:paragraph-properties>
      <style:text-properties fo:font-size="13pt" style:font-size-asian="13pt" style:font-size-complex="13pt"/>
    </style:style>
    <style:style style:name="P60" style:parent-style-name="Standard" style:list-style-name="LFO12" style:family="paragraph">
      <style:paragraph-properties fo:text-align="justify" fo:margin-left="0.5118in" fo:text-indent="0.1965in">
        <style:tab-stops/>
      </style:paragraph-properties>
      <style:text-properties fo:font-size="13pt" style:font-size-asian="13pt" style:font-size-complex="13pt"/>
    </style:style>
    <style:style style:name="P61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size="13pt" style:font-size-asian="13pt" style:font-size-complex="13pt"/>
    </style:style>
    <style:style style:name="P62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size="13pt" style:font-size-asian="13pt" style:font-size-complex="13pt"/>
    </style:style>
    <style:style style:name="P63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size="13pt" style:font-size-asian="13pt" style:font-size-complex="13pt"/>
    </style:style>
    <style:style style:name="P65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66" style:parent-style-name="Standard" style:family="paragraph">
      <style:paragraph-properties fo:text-align="justify">
        <style:tab-stops>
          <style:tab-stop style:type="left" style:position="0.0395in"/>
        </style:tab-stops>
      </style:paragraph-properties>
      <style:text-properties fo:font-size="13pt" style:font-size-asian="13pt" style:font-size-complex="13pt"/>
    </style:style>
    <style:style style:name="P67" style:parent-style-name="Standard" style:list-style-name="LFO13" style:family="paragraph">
      <style:paragraph-properties fo:text-align="justify" fo:margin-left="0.5118in" fo:text-indent="-0.2361in">
        <style:tab-stops>
          <style:tab-stop style:type="left" style:position="0.0395in"/>
        </style:tab-stops>
      </style:paragraph-properties>
      <style:text-properties fo:font-size="13pt" style:font-size-asian="13pt" style:font-size-complex="13pt"/>
    </style:style>
    <style:style style:name="P68" style:parent-style-name="Standard" style:list-style-name="LFO13" style:family="paragraph">
      <style:paragraph-properties fo:text-align="justify" fo:margin-left="0.5118in" fo:text-indent="-0.2361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69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70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71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2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3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4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5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6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7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8" style:parent-style-name="Standard" style:list-style-name="LFO14" style:family="paragraph">
      <style:paragraph-properties fo:text-align="justify" fo:margin-left="0.5118in" fo:text-indent="-0.1965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79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0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82" style:parent-style-name="Standard" style:list-style-name="LFO15" style:family="paragraph">
      <style:paragraph-properties fo:text-align="justify" fo:margin-left="0.3152in" fo:text-indent="0in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83" style:parent-style-name="Standard" style:family="paragraph">
      <style:paragraph-properties fo:text-align="justify" fo:margin-left="0.5118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4" style:parent-style-name="Standard" style:list-style-name="LFO15" style:family="paragraph">
      <style:paragraph-properties fo:text-align="justify" fo:margin-left="0.3152in" fo:text-indent="0in">
        <style:tab-stops>
          <style:tab-stop style:type="left" style:position="0.4854in"/>
        </style:tab-stops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85" style:parent-style-name="Standard" style:family="paragraph">
      <style:paragraph-properties fo:text-align="justify" fo:margin-left="0.5118in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6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7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8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89" style:parent-style-name="Standard" style:family="paragraph">
      <style:paragraph-properties fo:text-align="justify">
        <style:tab-stops>
          <style:tab-stop style:type="left" style:position="0.4854in"/>
        </style:tab-stops>
      </style:paragraph-properties>
      <style:text-properties fo:font-size="13pt" style:font-size-asian="13pt" style:font-size-complex="13pt"/>
    </style:style>
    <style:style style:name="P90" style:parent-style-name="Standard" style:family="paragraph">
      <style:paragraph-properties fo:text-align="end">
        <style:tab-stops>
          <style:tab-stop style:type="left" style:position="0.4854in"/>
        </style:tab-stops>
      </style:paragraph-properties>
    </style:style>
    <style:style style:name="T91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MALEMBA MALEMBA Rodrigue</text:p>
      <text:p text:style-name="P2"/>
      <text:p text:style-name="P3">06, Avenue LUTAMA, Commune de MONT NGAFULA</text:p>
      <text:p text:style-name="P4">KINSHASA-REPUBLIQUE DEMOCRATIQUE DU CONGO</text:p>
      <text:p text:style-name="P5"><text:span text:style-name="T6">Téléphone :<text:s/></text:span><text:span text:style-name="T7">(+243) 819672644, E-mail :</text:span><text:span text:style-name="T8"><text:s/></text:span><text:a xlink:href="mailto:rmalemba28@gmail.com" office:target-frame-name="_top" xlink:show="replace"><text:span text:style-name="T9">rmalemba28@gmail.com</text:span></text:a></text:p>
      <text:p text:style-name="P10">Objectif professionnel : Intégrer une équipe en tant que technicien Support IT afin de mettre mes compétences au service des utilisateurs et assurer le bon fonctionnement des systèmes informatiques.</text:p>
      <text:p text:style-name="P11">Langues parlées : Français, Anglais, Lingala</text:p>
      <text:p text:style-name="P12"/>
      <text:p text:style-name="P13"/>
      <text:p text:style-name="P14"><text:span text:style-name="T15">FORMATIONS</text:span></text:p>
      <text:p text:style-name="P16"/>
      <text:list text:style-name="LFO1" text:continue-numbering="true">
        <text:list-item>
          <text:p text:style-name="P17">Diplôme de Licence (BAC + 3) en Science informatique, Option Réseau et Technique de Maintenance à l’ÉCOLE SUPERIEURE DES METIERS D’INFORMATIQUE ET DE COMMERCE (ESMICOM), Décembre 2024.</text:p>
        </text:list-item>
        <text:list-item>
          <text:p text:style-name="P18"><text:span text:style-name="T19">Diplô</text:span><text:span text:style-name="T20">me d’État (BAC) en Technique,</text:span><text:span text:style-name="T21"><text:s/>option<text:s/></text:span><text:span text:style-name="T22">Mécanique générale<text:s/></text:span><text:span text:style-name="T23">au<text:s/></text:span><text:span text:style-name="T24">COMPLEXE SCOLAIRE NGEMBA</text:span><text:span text:style-name="T25">,<text:s/></text:span><text:span text:style-name="T26">2017.</text:span></text:p>
        </text:list-item>
      </text:list>
      <text:p text:style-name="P27"/>
      <text:p text:style-name="P28">AUTRES<text:s/>FORMATIONS</text:p>
      <text:p text:style-name="P29"/>
      <text:list text:style-name="LFO2" text:continue-numbering="true">
        <text:list-item>
          <text:p text:style-name="P30"><text:span text:style-name="T31">Formation en Langage de programmation JavaScript en<text:s/></text:span><text:span text:style-name="T32">Juin 2025</text:span></text:p>
        </text:list-item>
        <text:list-item>
          <text:p text:style-name="P33"><text:span text:style-name="T34">Formation en Langage de programmation HTML 5 en<text:s/></text:span><text:span text:style-name="T35">Avril 2024.</text:span></text:p>
        </text:list-item>
        <text:list-item>
          <text:p text:style-name="P36"><text:span text:style-name="T37">Formation en Langage de</text:span><text:span text:style-name="T38"><text:s/>programmation CSS 3 en<text:s/></text:span><text:span text:style-name="T39">Avril 2024</text:span></text:p>
        </text:list-item>
      </text:list>
      <text:p text:style-name="P40"/>
      <text:p text:style-name="P41">EXPERIENCES PROFESSIONNELLES</text:p>
      <text:p text:style-name="P42"/>
      <text:p text:style-name="P43">De Novembre de 2023 à ce jour : IT Support chez B mille-news S.A.R.L.</text:p>
      <text:p text:style-name="P44"/>
      <text:list text:style-name="LFO3" text:continue-numbering="true">
        <text:list-item>
          <text:p text:style-name="P45">Bureautique ;</text:p>
        </text:list-item>
      </text:list>
      <text:list text:style-name="LFO4" text:continue-numbering="true">
        <text:list-item>
          <text:p text:style-name="P46">Word, Excel...</text:p>
        </text:list-item>
      </text:list>
      <text:list text:style-name="LFO5" text:continue-numbering="true">
        <text:list-item>
          <text:p text:style-name="P47">Photoshop ;</text:p>
          <text:list text:continue-numbering="true">
            <text:list-item>
              <text:list>
                <text:list-item>
                  <text:p text:style-name="P48">Conception des affiches pour la promotion de l’entreprise.</text:p>
                </text:list-item>
              </text:list>
            </text:list-item>
          </text:list>
        </text:list-item>
        <text:list-item>
          <text:p text:style-name="P49">Assistance<text:s/>technique ;</text:p>
        </text:list-item>
      </text:list>
      <text:list text:style-name="LFO6" text:continue-numbering="true">
        <text:list-item>
          <text:p text:style-name="P50">Résoudre les pannes informatiques (logiciels, matériel…)</text:p>
        </text:list-item>
      </text:list>
      <text:list text:style-name="LFO7" text:continue-numbering="true">
        <text:list-item>
          <text:p text:style-name="P51">Installation et configuration ;</text:p>
        </text:list-item>
      </text:list>
      <text:list text:style-name="LFO8" text:continue-numbering="true">
        <text:list-item>
          <text:p text:style-name="P52">De systèmes, logiciels, imprimantes, etc.</text:p>
        </text:list-item>
      </text:list>
      <text:list text:style-name="LFO9" text:continue-numbering="true">
        <text:list-item>
          <text:p text:style-name="P53">Support aux utilisateurs ;</text:p>
        </text:list-item>
      </text:list>
      <text:list text:style-name="LFO10" text:continue-numbering="true">
        <text:list-item>
          <text:p text:style-name="P54">Former répondre aux questions.</text:p>
        </text:list-item>
      </text:list>
      <text:p text:style-name="P55">D’Octobre à Novembre 2024 : Stagiaire à l’École<text:s/>Supérieure des Métiers d’Informatique et de Commerce (ESMICOM).</text:p>
      <text:p text:style-name="P56"/>
      <text:list text:style-name="LFO11" text:continue-numbering="true">
        <text:list-item>
          <text:p text:style-name="P57">Mise en place d’un réseau local;</text:p>
        </text:list-item>
        <text:list-item>
          <text:p text:style-name="P58">Installation des systèmes d’exploitations ;</text:p>
        </text:list-item>
      </text:list>
      <text:list text:style-name="LFO12" text:continue-numbering="true">
        <text:list-item>
          <text:p text:style-name="P59">Installation du système Ubuntu 2021.</text:p>
        </text:list-item>
        <text:list-item>
          <text:p text:style-name="P60">Installation du système Windows 11.</text:p>
        </text:list-item>
      </text:list>
      <text:p text:style-name="P61"/>
      <text:p text:style-name="P62"/>
      <text:p text:style-name="P63">COMPETENCES PROFESSIONNELLES</text:p>
      <text:p text:style-name="P64"/>
      <text:p text:style-name="P65">En Informatique</text:p>
      <text:p text:style-name="P66"/>
      <text:list text:style-name="LFO13" text:continue-numbering="true">
        <text:list-item>
          <text:p text:style-name="P67">Installation, configuration et Maintenance des équipements Informatiques ;</text:p>
        </text:list-item>
        <text:list-item>
          <text:p text:style-name="P68">Maitrise très approfondie de l’outil Informatique (Ordinateur) ainsi que le Produit Microsoft.</text:p>
        </text:list-item>
      </text:list>
      <text:p text:style-name="P69">Autre</text:p>
      <text:p text:style-name="P70"/>
      <text:list text:style-name="LFO14" text:continue-numbering="true">
        <text:list-item>
          <text:p text:style-name="P71">Très bonne gestion du stress ;</text:p>
        </text:list-item>
        <text:list-item>
          <text:p text:style-name="P72">Très autonome;</text:p>
        </text:list-item>
        <text:list-item>
          <text:p text:style-name="P73">Adaptation rapide au<text:s/>changement ;</text:p>
        </text:list-item>
        <text:list-item>
          <text:p text:style-name="P74">Forte flexibilité et Efficacité ;</text:p>
        </text:list-item>
        <text:list-item>
          <text:p text:style-name="P75">Excellentes compétences organisationnelles et un sens aigu des responsabilités ;</text:p>
        </text:list-item>
        <text:list-item>
          <text:p text:style-name="P76">Bonne maitrise de la pratique Informatique en équipe pluridisciplinaire avec attitude participative et coopérative ;</text:p>
        </text:list-item>
        <text:list-item>
          <text:p text:style-name="P77">Capable de<text:s/>travailler dans un environnement multiculturel dans le respect de la diversité d’opinions et valeurs sociales ;</text:p>
        </text:list-item>
        <text:list-item>
          <text:p text:style-name="P78">Vouée à fournir un travail de qualité.</text:p>
        </text:list-item>
      </text:list>
      <text:p text:style-name="P79"/>
      <text:p text:style-name="P80">REFERENCES</text:p>
      <text:p text:style-name="P81"/>
      <text:list text:style-name="LFO15" text:continue-numbering="true">
        <text:list-item>
          <text:p text:style-name="P82">B mille-news S.A.R.L.</text:p>
        </text:list-item>
      </text:list>
      <text:p text:style-name="P83">Bénédicte MABUNDA : +243 897308657 | Directrice générale</text:p>
      <text:list text:style-name="LFO15" text:continue-numbering="true">
        <text:list-item>
          <text:p text:style-name="P84">ESMICOM</text:p>
        </text:list-item>
      </text:list>
      <text:p text:style-name="P85">Ingénieur Mukoka : +243 897834414 | Professeur</text:p>
      <text:p text:style-name="P86"/>
      <text:p text:style-name="P87"/>
      <text:p text:style-name="P88">Je jure sur mon honneur que les informations fournies sont correctes, sincères et véritables.</text:p>
      <text:p text:style-name="P89"/>
      <text:p text:style-name="P90"><text:span text:style-name="T91">Rodrigue MALEMBA MALEMB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D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Courier New" style:font-name-complex="Courier New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►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►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►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►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►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►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►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ue malemba</meta:initial-creator>
    <dc:creator>Rodrigue Malemba</dc:creator>
    <meta:creation-date>2025-06-22T20:05:00Z</meta:creation-date>
    <dc:date>2025-09-25T15:00:00Z</dc:date>
    <meta:print-date>2025-07-30T20:17:00Z</meta:print-date>
    <meta:template xlink:href="Normal" xlink:type="simple"/>
    <meta:editing-cycles>60</meta:editing-cycles>
    <meta:editing-duration>PT82260S</meta:editing-duration>
    <meta:document-statistic meta:page-count="1" meta:paragraph-count="5" meta:word-count="388" meta:character-count="2596" meta:row-count="18" meta:non-whitespace-character-count="2213"/>
  </office:meta>
</office:document-meta>
</file>